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141eb"/>
    </style:style>
    <style:style style:name="P2" style:family="paragraph" style:parent-style-name="Standard">
      <style:text-properties officeooo:paragraph-rsid="001280ce"/>
    </style:style>
    <style:style style:name="P3" style:family="paragraph" style:parent-style-name="Standard">
      <style:text-properties officeooo:rsid="0017acb2" officeooo:paragraph-rsid="0017acb2"/>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text-properties officeooo:paragraph-rsid="001141eb"/>
    </style:style>
    <style:style style:name="P7" style:family="paragraph" style:parent-style-name="Text_20_body" style:list-style-name="L1">
      <style:paragraph-properties fo:margin-top="0in" fo:margin-bottom="0in" loext:contextual-spacing="false"/>
    </style:style>
    <style:style style:name="P8" style:family="paragraph" style:parent-style-name="Text_20_body" style:list-style-name="L2">
      <style:paragraph-properties fo:margin-top="0in" fo:margin-bottom="0in" loext:contextual-spacing="false"/>
    </style:style>
    <style:style style:name="T1" style:family="text">
      <style:text-properties officeooo:rsid="001141eb"/>
    </style:style>
    <style:style style:name="T2" style:family="text">
      <style:text-properties officeooo:rsid="001280c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0. </text:span>[10 points] Choose a document or piece of text that you’re interested in from your workplace. This document can be structured or unstructured. You may choose a text of any sort and any length, as long as it is long enough to meet the following encoding criteria. Be sure to include the text as a separate file in your upload (or if it is online, you may provide a link to it)</text:p>
      <text:p text:style-name="P2"/>
      <text:p text:style-name="Standard"><text:span text:style-name="T1">1. </text:span>[20 points] Make an XML DTD for that text. Your DTD should specify the following:</text:p>
      <text:list xml:id="list2926789523" text:style-name="L1">
        <text:list-item>
          <text:p text:style-name="P7">At least 10 different elements</text:p>
        </text:list-item>
        <text:list-item>
          <text:p text:style-name="P7">At least 5 different attributes (you may have multiple attributes per element; not every element requires attributes). For at least 2 attributes, a controlled list of values the attribute may take.</text:p>
        </text:list-item>
        <text:list-item>
          <text:p text:style-name="P7">Indicate, of course, whether each element and attribute is required, optional, an either/or, repeated, etc.</text:p>
        </text:list-item>
        <text:list-item>
          <text:p text:style-name="P4">Indicate how elements may nest.</text:p>
        </text:list-item>
      </text:list>
      <text:p text:style-name="P1"><text:span text:style-name="T1">2. </text:span>[10 points] Write prose documentation for each element, attribute, and attribute value.</text:p>
      <text:p text:style-name="P1"/>
      <text:p text:style-name="P1"><text:span text:style-name="T1">3. </text:span>[10 points] Mark up the text you have chosen according to the DTD you designed. Make sure you include either a &lt;!DOCTYPE&gt; reference to an external DTD file, or an internal DTD within the &lt;!DOCTYPE&gt; element in the XML document. Be sure to validate your document (see below) as validation is one of the areas you will be assessed on. Be sure to validate your document (see below) as validation is one of the areas you will be assessed on.</text:p>
      <text:p text:style-name="P1"/>
      <text:p text:style-name="P1"><text:span text:style-name="T1">4. </text:span>[25 points] Write a narrative about this process, answering the following reflection questions:</text:p>
      <text:list xml:id="list456574286" text:style-name="L2">
        <text:list-item>
          <text:p text:style-name="P8">How did you decide to represent the data in the way that you did? Why did you choose the elements and attributes that you did?</text:p>
        </text:list-item>
        <text:list-item>
          <text:p text:style-name="P8">What were the hardest decisions you had to make in this design process?</text:p>
        </text:list-item>
        <text:list-item>
          <text:p text:style-name="P8">How does your DTD design support data independence?</text:p>
        </text:list-item>
        <text:list-item>
          <text:p text:style-name="P8">How may your DTD design support the overarching goals of data curation (revisit objectives and activities of Week 1)?</text:p>
        </text:list-item>
        <text:list-item>
          <text:p text:style-name="P5">What are the pros and cons of your DTD design?</text:p>
        </text:list-item>
      </text:list>
      <text:p text:style-name="P1"><text:span text:style-name="T1">5. </text:span>Each student will be required to grade the submissions of 5 of their peers. Submissions will be graded based on the following criteria. Write a constructive and professional review and post to the course forum replying to the individual’s submission.</text:p>
      <text:p text:style-name="P1">a. Is everything represented?</text:p>
      <text:p text:style-name="P1">b. Is it clearly written? Is the scheme and data clearly presented?</text:p>
      <text:p text:style-name="P6">c. What are the pros and cons of this representation?</text:p>
      <text:p text:style-name="P6">d. How could it be done differently? How could it be improved?</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4T16:04:11.463717683</meta:creation-date>
    <dc:date>2020-09-24T18:17:53.850408631</dc:date>
    <meta:editing-duration>PT1H53M12S</meta:editing-duration>
    <meta:editing-cycles>2</meta:editing-cycles>
    <meta:generator>LibreOffice/6.0.7.3$Linux_X86_64 LibreOffice_project/00m0$Build-3</meta:generator>
    <meta:document-statistic meta:table-count="0" meta:image-count="0" meta:object-count="0" meta:page-count="1" meta:paragraph-count="19" meta:word-count="416" meta:character-count="2338" meta:non-whitespace-character-count="1950"/>
  </office:meta>
</office:document-meta>
</file>